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E40000033CFCE9C6DB.png"/>
  <manifest:file-entry manifest:media-type="image/png" manifest:full-path="Pictures/100002010000045C00000228915B0F7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4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66" draw:marker-end="Arrow" draw:marker-end-width="0.5cm" draw:fill="none" draw:textarea-vertical-align="middl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0cm"/>
    </style:style>
    <style:style style:name="gr11" style:family="graphic" style:parent-style-name="standard">
      <style:graphic-properties draw:stroke="none"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1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_20__28_var_29_" draw:fill="none" draw:textarea-vertical-align="middle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74cm" svg:height="6.176cm" svg:x="34.621cm" svg:y="5.368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34.692cm" svg:y="5.481cm">
          <text:p text:style-name="P1"><text:span text:style-name="T1">Object Component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02cm" svg:height="0.702cm" svg:x="35.015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74cm" svg:height="6.176cm" svg:x="18.002cm" svg:y="37.066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33cm" svg:height="0.87cm" svg:x="18.073cm" svg:y="37.179cm">
          <text:p text:style-name="P1"><text:span text:style-name="T1">Rectang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702cm" svg:height="0.702cm" svg:x="18.318cm" svg:y="3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rect draw:style-name="gr4" draw:text-style-name="P1" draw:layer="layout" svg:width="6.24cm" svg:height="0.899cm" svg:x="18.085cm" svg:y="38.135cm">
            <text:p/>
          </draw:rect>
          <draw:custom-shape draw:style-name="gr5" draw:text-style-name="P1" draw:layer="layout" svg:width="0.362cm" svg:height="0.473cm" svg:x="23.718cm" svg:y="38.366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4.592cm" svg:height="0.839cm" svg:x="18.132cm" svg:y="38.185cm">
            <draw:text-box>
              <text:p><text:span text:style-name="T2">get( attribute )</text:span></text:p>
            </draw:text-box>
          </draw:frame>
        </draw:g>
        <draw:custom-shape draw:style-name="gr1" draw:text-style-name="P1" draw:layer="layout" svg:width="6.374cm" svg:height="6.176cm" svg:x="31.751cm" svg:y="39.212cm">
          <text:p/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233cm" svg:height="0.87cm" svg:x="31.822cm" svg:y="39.325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95.1432734337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0.702cm" svg:height="0.702cm" svg:x="32.145cm" svg:y="3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4" draw:text-style-name="P1" draw:layer="layout" svg:width="6.24cm" svg:height="0.899cm" svg:x="31.834cm" svg:y="40.281cm">
            <text:p/>
          </draw:rect>
          <draw:custom-shape draw:style-name="gr5" draw:text-style-name="P1" draw:layer="layout" svg:width="0.362cm" svg:height="0.473cm" svg:x="37.467cm" svg:y="40.512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3.381cm" svg:height="0.839cm" svg:x="31.881cm" svg:y="40.331cm">
            <draw:text-box>
              <text:p><text:span text:style-name="T2">log( txt )</text:span></text:p>
            </draw:text-box>
          </draw:frame>
        </draw:g>
        <draw:custom-shape draw:style-name="gr7" draw:text-style-name="P1" xml:id="id1" draw:id="id1" draw:layer="layout" svg:width="0.466cm" svg:height="0.815cm" svg:x="24.558cm" svg:y="37.253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38.308cm" svg:y="39.399cm">
          <text:p/>
          <draw:enhanced-geometry svg:viewBox="0 0 21600 21600" draw:text-areas="0 ?f0 ?f5 ?f2" draw:type="right-arrow" draw:modifiers="0 10569.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466cm" svg:height="0.815cm" svg:x="41.121cm" svg:y="5.534cm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25.024cm" svg:y1="37.66cm" svg:x2="31.822cm" svg:y2="39.76cm" draw:start-shape="id1" draw:start-glue-point="1" draw:end-shape="id2" draw:end-glue-point="3" svg:d="m25024 37660c5098 0 1700 2100 6798 2100">
          <text:p/>
        </draw:connector>
        <draw:custom-shape draw:style-name="gr9" draw:text-style-name="P2" draw:layer="layout" svg:width="0.702cm" svg:height="0.702cm" svg:x="27.707cm" svg:y="37.89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02cm" svg:height="0.702cm" svg:x="19.382cm" svg:y="4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02cm" svg:height="0.702cm" svg:x="32.048cm" svg:y="4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694cm" svg:y1="34.563cm" svg:x2="18.669cm" svg:y2="36.132cm" draw:end-shape="id3" draw:end-glue-point="4" svg:d="m17694 34563c0 801 975 17 975 1569">
          <text:p/>
        </draw:connector>
        <draw:connector draw:style-name="gr8" draw:text-style-name="P1" draw:layer="layout" draw:type="curve" draw:line-skew="0cm -0.383cm -2.002cm" svg:x1="19.733cm" svg:y1="44.135cm" svg:x2="32.496cm" svg:y2="38.201cm" draw:start-shape="id4" draw:start-glue-point="8" draw:end-shape="id5" draw:end-glue-point="4" svg:d="m19733 44135c0 751 5999 501 5999-3968s6764-5720 6764-1966">
          <text:p/>
        </draw:connector>
        <draw:custom-shape draw:style-name="gr9" draw:text-style-name="P2" draw:layer="layout" svg:width="0.702cm" svg:height="0.702cm" svg:x="25.394cm" svg:y="39.697cm">
          <text:p text:style-name="P1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12cm" svg:height="1.04cm" svg:x="15.966cm" svg:y="33.883cm">
          <draw:text-box>
            <text:p><text:span text:style-name="T4">attribute = “width”</text:span></text:p>
          </draw:text-box>
        </draw:frame>
        <draw:frame draw:style-name="gr10" draw:layer="layout" svg:width="1.937cm" svg:height="1.04cm" svg:x="32.938cm" svg:y="37.553cm">
          <draw:text-box>
            <text:p><text:span text:style-name="T4">txt = “...”</text:span></text:p>
          </draw:text-box>
        </draw:frame>
        <draw:rect draw:style-name="gr11" draw:text-style-name="P4" xml:id="id7" draw:id="id7" draw:layer="layout" svg:width="5.748cm" svg:height="2.953cm" svg:x="11.655cm" svg:y="39.204cm">
          <text:p text:style-name="P4"><text:span text:style-name="T5">get: function( a ){</text:span></text:p>
          <text:p text:style-name="P4"><text:span text:style-name="T5"><text:s text:c="3"/></text:span><text:span text:style-name="T5">...</text:span></text:p>
          <text:p text:style-name="P4"><text:span text:style-name="T5"><text:s text:c="3"/></text:span><text:span text:style-name="T5">var value1 = this.attribute.a</text:span></text:p>
          <text:p text:style-name="P4"><text:span text:style-name="T5"><text:s text:c="3"/></text:span><text:span text:style-name="T5">this.provideOut(value1);</text:span></text:p>
          <text:p text:style-name="P4"><text:span text:style-name="T5"><text:s text:c="3"/></text:span><text:span text:style-name="T5">this.provideOut(debugInfo);</text:span></text:p>
          <text:p text:style-name="P4"><text:span text:style-name="T5">}</text:span></text:p>
        </draw:rect>
        <draw:frame draw:style-name="gr12" draw:layer="layout" svg:width="3.847cm" svg:height="1.115cm" svg:x="19.41cm" svg:y="44.524cm">
          <draw:text-box>
            <text:p><text:span text:style-name="T4">returned value </text:span></text:p>
            <text:p><text:span text:style-name="T4">“</text:span><text:span text:style-name="T4">value1”</text:span></text:p>
          </draw:text-box>
        </draw:frame>
        <draw:connector draw:style-name="gr13" draw:text-style-name="P1" draw:layer="layout" draw:type="curve" svg:x1="18.085cm" svg:y1="38.584cm" svg:x2="14.529cm" svg:y2="39.204cm" draw:start-shape="id6" draw:end-shape="id7" svg:d="m18085 38584c-2371 0-3556 206-3556 620">
          <text:p/>
        </draw:connector>
        <draw:connector draw:style-name="gr13" draw:text-style-name="P1" draw:layer="layout" draw:type="curve" svg:x1="17.016cm" svg:y1="40.876cm" svg:x2="19.733cm" svg:y2="43.433cm" draw:start-shape="id8" draw:start-glue-point="1" draw:end-shape="id4" draw:end-glue-point="4" svg:d="m17016 40876c1812 0 2717 852 2717 2557">
          <text:p/>
        </draw:connector>
        <draw:frame draw:style-name="gr14" draw:layer="layout" svg:width="2.263cm" svg:height="0.763cm" svg:x="41.867cm" svg:y="5.64cm">
          <draw:text-box>
            <text:p><text:span text:style-name="T6">Next call</text:span></text:p>
          </draw:text-box>
        </draw:frame>
        <draw:frame draw:style-name="gr14" draw:layer="layout" svg:width="1.497cm" svg:height="0.763cm" svg:x="34.684cm" svg:y="3.544cm">
          <draw:text-box>
            <text:p><text:span text:style-name="T6">input</text:span></text:p>
          </draw:text-box>
        </draw:frame>
        <draw:custom-shape draw:style-name="gr3" draw:text-style-name="P1" draw:layer="layout" svg:width="0.702cm" svg:height="0.702cm" svg:x="35.01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776cm" svg:height="0.763cm" svg:x="34.685cm" svg:y="11.445cm">
          <draw:text-box>
            <text:p><text:span text:style-name="T6">output</text:span></text:p>
          </draw:text-box>
        </draw:frame>
        <draw:custom-shape draw:style-name="gr3" draw:text-style-name="P1" xml:id="id10" draw:id="id10" draw:layer="layout" svg:width="0.702cm" svg:height="0.702cm" svg:x="18.282cm" svg:y="4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9" draw:id="id9" draw:layer="layout" svg:width="4.875cm" svg:height="0.424cm" svg:x="12.14cm" svg:y="41.126cm">
          <text:p/>
        </draw:rect>
        <draw:rect draw:style-name="gr15" draw:text-style-name="P1" xml:id="id8" draw:id="id8" draw:layer="layout" svg:width="4.875cm" svg:height="0.424cm" svg:x="12.141cm" svg:y="40.664cm">
          <text:p/>
        </draw:rect>
        <draw:connector draw:style-name="gr13" draw:text-style-name="P1" draw:layer="layout" draw:type="curve" svg:x1="17.015cm" svg:y1="41.338cm" svg:x2="18.633cm" svg:y2="43.433cm" draw:start-shape="id9" draw:start-glue-point="1" draw:end-shape="id10" draw:end-glue-point="4" svg:d="m17015 41338c1079 0 1618 698 1618 2095">
          <text:p/>
        </draw:connector>
        <draw:g>
          <draw:rect draw:style-name="gr4" draw:text-style-name="P1" draw:layer="layout" svg:width="6.24cm" svg:height="0.899cm" svg:x="34.705cm" svg:y="6.442cm">
            <text:p/>
          </draw:rect>
          <draw:custom-shape draw:style-name="gr5" draw:text-style-name="P1" draw:layer="layout" svg:width="0.362cm" svg:height="0.473cm" svg:x="40.338cm" svg:y="6.673cm">
            <text:p/>
            <draw:enhanced-geometry svg:viewBox="0 0 21600 21600" draw:text-areas="?f0 ?f8 ?f2 ?f9" draw:type="up-down-arrow" draw:modifiers="7081.96721311475 7017.72151898734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5.407cm" svg:height="0.839cm" svg:x="34.752cm" svg:y="6.492cm">
            <draw:text-box>
              <text:p><text:span text:style-name="T2">operation( param )</text:span></text:p>
            </draw:text-box>
          </draw:frame>
        </draw:g>
        <draw:line draw:style-name="gr16" draw:text-style-name="P1" draw:layer="layout" svg:x1="2.097cm" svg:y1="15.264cm" svg:x2="48.703cm" svg:y2="15.265cm">
          <text:p/>
        </draw:line>
        <draw:frame draw:style-name="gr17" draw:text-style-name="P1" draw:layer="layout" svg:width="26.005cm" svg:height="12.862cm" svg:x="3.736cm" svg:y="2.037cm">
          <draw:image xlink:href="Pictures/100002010000045C00000228915B0F7F.png" xlink:type="simple" xlink:show="embed" xlink:actuate="onLoad">
            <text:p/>
          </draw:image>
        </draw:frame>
        <draw:line draw:style-name="gr16" draw:text-style-name="P1" draw:layer="layout" svg:x1="1.9cm" svg:y1="33.524cm" svg:x2="48.506cm" svg:y2="33.525cm">
          <text:p/>
        </draw:line>
        <draw:line draw:style-name="gr16" draw:text-style-name="P1" draw:layer="layout" svg:x1="2.097cm" svg:y1="15.265cm" svg:x2="48.703cm" svg:y2="15.266cm">
          <text:p/>
        </draw:line>
        <draw:frame draw:style-name="gr17" draw:text-style-name="P1" draw:layer="layout" svg:width="21.039cm" svg:height="17.33cm" svg:x="13.478cm" svg:y="15.732cm">
          <draw:image xlink:href="Pictures/10000000000003E40000033CFCE9C6DB.png" xlink:type="simple" xlink:show="embed" xlink:actuate="onLoad">
            <text:p/>
          </draw:image>
        </draw:frame>
        <draw:frame draw:style-name="gr14" draw:layer="layout" svg:width="3.961cm" svg:height="1.673cm" svg:x="2.185cm" svg:y="15.875cm">
          <draw:text-box>
            <text:p><text:span text:style-name="T7">Model</text:span></text:p>
          </draw:text-box>
        </draw:frame>
        <draw:frame draw:style-name="gr14" draw:layer="layout" svg:width="13.752cm" svg:height="3.095cm" svg:x="2.235cm" svg:y="34.323cm">
          <draw:text-box>
            <text:p><text:span text:style-name="T7">Different representation</text:span></text:p>
            <text:p><text:span text:style-name="T7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Lavoie</meta:initial-creator>
    <meta:creation-date>2014-12-08T11:59:09</meta:creation-date>
    <dc:date>2014-12-08T16:02:56</dc:date>
    <dc:creator>Alain Lavoie</dc:creator>
    <meta:editing-duration>PT25M25S</meta:editing-duration>
    <meta:editing-cycles>3</meta:editing-cycles>
    <meta:generator>OpenOffice/4.0.1$Unix OpenOffice.org_project/401m5$Build-9714</meta:generator>
    <meta:document-statistic meta:object-count="52"/>
  </office:meta>
</office:document-meta>
</file>